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319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0.66cm"/>
    </style:style>
    <style:style style:name="Table1.D" style:family="table-column">
      <style:table-column-properties style:column-width="1.972cm"/>
    </style:style>
    <style:style style:name="Table1.E" style:family="table-column">
      <style:table-column-properties style:column-width="4.916cm"/>
    </style:style>
    <style:style style:name="Table1.F" style:family="table-column">
      <style:table-column-properties style:column-width="0.76cm"/>
    </style:style>
    <style:style style:name="Table1.G" style:family="table-column">
      <style:table-column-properties style:column-width="5.36cm"/>
    </style:style>
    <style:style style:name="Table1.H" style:family="table-column">
      <style:table-column-properties style:column-width="0.757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f7f8f9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e1.F1" style:family="table-cell">
      <style:table-cell-properties style:vertical-align="middle" fo:padding="0cm" fo:border="none"/>
    </style:style>
    <style:style style:name="Table1.G1" style:family="table-cell">
      <style:table-cell-properties style:vertical-align="middle" fo:padding="0cm" fo:border="none"/>
    </style:style>
    <style:style style:name="Table1.H1" style:family="table-cell">
      <style:table-cell-properties style:vertical-align="middle" fo:padding="0cm" fo:border="none"/>
    </style:style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d286d" officeooo:paragraph-rsid="001d286d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" fo:font-size="10pt" officeooo:rsid="001d286d" officeooo:paragraph-rsid="001d286d"/>
    </style:style>
    <style:style style:name="P3" style:family="paragraph" style:parent-style-name="Preformatted_20_Text">
      <style:paragraph-properties fo:margin-top="0cm" fo:margin-bottom="0cm" loext:contextual-spacing="false" fo:padding="0cm" fo:border="none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1d286d" officeooo:paragraph-rsid="001d286d"/>
    </style:style>
    <style:style style:name="P6" style:family="paragraph" style:parent-style-name="Table_20_Contents">
      <style:text-properties fo:font-size="8.25pt"/>
    </style:style>
    <style:style style:name="P7" style:family="paragraph" style:parent-style-name="Table_20_Contents">
      <style:paragraph-properties fo:text-align="end" style:justify-single-word="false"/>
      <style:text-properties fo:color="#555555" fo:font-size="8.25pt" fo:font-weight="bold"/>
    </style:style>
    <style:style style:name="T1" style:family="text">
      <style:text-properties style:font-name="DejaVu Sans Mono" fo:font-size="10pt"/>
    </style:style>
    <style:style style:name="T2" style:family="text">
      <style:text-properties fo:color="#555555" fo:font-size="8.25pt" fo:font-weight="bold" style:font-size-asian="8.25pt" style:font-weight-asian="bold" style:font-size-complex="8.25pt" style:font-weight-complex="bold"/>
    </style:style>
    <style:style style:name="T3" style:family="text">
      <style:text-properties fo:font-size="8.25pt" style:font-size-asian="8.25pt" style:font-size-complex="8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[,1] [,2] [,3] [,4] [,5] [,6] [,7] [,8]</text:span></text:p>
      <text:p text:style-name="P1"><text:span text:style-name="T1"><text:s text:c="2"/>[1,] <text:s text:c="3"/>1 <text:s text:c="3"/>4 <text:s text:c="3"/>2 <text:s text:c="3"/>3 <text:s text:c="3"/>0 <text:s text:c="3"/>0 <text:s text:c="3"/>0 <text:s text:c="3"/>0</text:span></text:p>
      <text:p text:style-name="P1"><text:span text:style-name="T1"><text:s text:c="2"/>[2,] <text:s text:c="3"/>1 <text:s text:c="3"/>4 <text:s text:c="3"/>3 <text:s text:c="3"/>2 <text:s text:c="3"/>0 <text:s text:c="3"/>0 <text:s text:c="3"/>0 <text:s text:c="3"/>0</text:span></text:p>
      <text:p text:style-name="P1"><text:span text:style-name="T1"><text:s text:c="2"/>[3,] <text:s text:c="3"/>1 <text:s text:c="3"/>4 <text:s text:c="3"/>3 <text:s text:c="3"/>2 <text:s text:c="3"/>0 <text:s text:c="3"/>0 <text:s text:c="3"/>0 <text:s text:c="3"/>1</text:span></text:p>
      <text:p text:style-name="P1"><text:span text:style-name="T1"><text:s text:c="2"/>[4,] <text:s text:c="3"/>1 <text:s text:c="3"/>4 <text:s text:c="3"/>3 <text:s text:c="3"/>2 <text:s text:c="3"/>0 <text:s text:c="3"/>0 <text:s text:c="3"/>0 <text:s text:c="3"/>2</text:span></text:p>
      <text:p text:style-name="P1"><text:span text:style-name="T1"><text:s text:c="2"/>[5,] <text:s text:c="3"/>1 <text:s text:c="3"/>2 <text:s text:c="3"/>3 <text:s text:c="3"/>3 <text:s text:c="3"/>0 <text:s text:c="3"/>0 <text:s text:c="3"/>0 <text:s text:c="3"/>0</text:span></text:p>
      <text:p text:style-name="P1"><text:span text:style-name="T1"><text:s text:c="2"/>[6,] <text:s text:c="3"/>1 <text:s text:c="3"/>2 <text:s text:c="3"/>3 <text:s text:c="3"/>3 <text:s text:c="3"/>0 <text:s text:c="3"/>1 <text:s text:c="3"/>0 <text:s text:c="3"/>0</text:span></text:p>
      <text:p text:style-name="P1"><text:span text:style-name="T1"><text:s text:c="2"/>[7,] <text:s text:c="3"/>1 <text:s text:c="3"/>3 <text:s text:c="3"/>3 <text:s text:c="3"/>2 <text:s text:c="3"/>0 <text:s text:c="3"/>0 <text:s text:c="3"/>0 <text:s text:c="3"/>0</text:span></text:p>
      <text:p text:style-name="P1"><text:span text:style-name="T1"><text:s text:c="2"/>[8,] <text:s text:c="3"/>1 <text:s text:c="3"/>3 <text:s text:c="3"/>3 <text:s text:c="3"/>2 <text:s text:c="3"/>0 <text:s text:c="3"/>0 <text:s text:c="3"/>0 <text:s text:c="3"/>1</text:span></text:p>
      <text:p text:style-name="P1"><text:span text:style-name="T1"><text:s text:c="2"/>[9,] <text:s text:c="3"/>1 <text:s text:c="3"/>3 <text:s text:c="3"/>3 <text:s text:c="3"/>2 <text:s text:c="3"/>0 <text:s text:c="3"/>0 <text:s text:c="3"/>0 <text:s text:c="3"/>2</text:span></text:p>
      <text:p text:style-name="P1"><text:span text:style-name="T1"><text:s/>[10,] <text:s text:c="3"/>1 <text:s text:c="3"/>3 <text:s text:c="3"/>3 <text:s text:c="3"/>2 <text:s text:c="3"/>0 <text:s text:c="3"/>1 <text:s text:c="3"/>0 <text:s text:c="3"/>0</text:span></text:p>
      <text:p text:style-name="P1"><text:span text:style-name="T1"><text:s/>[11,] <text:s text:c="3"/>1 <text:s text:c="3"/>3 <text:s text:c="3"/>3 <text:s text:c="3"/>2 <text:s text:c="3"/>0 <text:s text:c="3"/>1 <text:s text:c="3"/>0 <text:s text:c="3"/>1</text:span></text:p>
      <text:p text:style-name="P1"><text:span text:style-name="T1"><text:s/>[12,] <text:s text:c="3"/>1 <text:s text:c="3"/>3 <text:s text:c="3"/>3 <text:s text:c="3"/>2 <text:s text:c="3"/>0 <text:s text:c="3"/>1 <text:s text:c="3"/>0 <text:s text:c="3"/>2</text:span></text:p>
      <text:p text:style-name="P1"><text:span text:style-name="T1"><text:s/>[13,] <text:s text:c="3"/>1 <text:s text:c="3"/>3 <text:s text:c="3"/>2 <text:s text:c="3"/>3 <text:s text:c="3"/>0 <text:s text:c="3"/>0 <text:s text:c="3"/>0 <text:s text:c="3"/>0</text:span></text:p>
      <text:p text:style-name="P1"><text:span text:style-name="T1"><text:s/>[14,] <text:s text:c="3"/>1 <text:s text:c="3"/>3 <text:s text:c="3"/>2 <text:s text:c="3"/>3 <text:s text:c="3"/>0 <text:s text:c="3"/>1 <text:s text:c="3"/>0 <text:s text:c="3"/>0</text:span></text:p>
      <text:p text:style-name="P1"><text:span text:style-name="T1"><text:s/>[15,] <text:s text:c="3"/>1 <text:s text:c="3"/>4 <text:s text:c="3"/>3 <text:s text:c="3"/>3 <text:s text:c="3"/>0 <text:s text:c="3"/>0 <text:s text:c="3"/>0 <text:s text:c="3"/>0</text:span></text:p>
      <text:p text:style-name="P1"><text:span text:style-name="T1"><text:s/>[16,] <text:s text:c="3"/>1 <text:s text:c="3"/>3 <text:s text:c="3"/>3 <text:s text:c="3"/>3 <text:s text:c="3"/>0 <text:s text:c="3"/>0 <text:s text:c="3"/>0 <text:s text:c="3"/>0</text:span></text:p>
      <text:p text:style-name="P1"><text:span text:style-name="T1"><text:s/>[17,] <text:s text:c="3"/>1 <text:s text:c="3"/>3 <text:s text:c="3"/>3 <text:s text:c="3"/>3 <text:s text:c="3"/>0 <text:s text:c="3"/>1 <text:s text:c="3"/>0 <text:s text:c="3"/>0</text:span></text:p>
      <text:p text:style-name="P1"><text:span text:style-name="T1"><text:s/>[18,] <text:s text:c="3"/>4 <text:s text:c="3"/>1 <text:s text:c="3"/>2 <text:s text:c="3"/>3 <text:s text:c="3"/>0 <text:s text:c="3"/>0 <text:s text:c="3"/>0 <text:s text:c="3"/>0</text:span></text:p>
      <text:p text:style-name="P1"><text:span text:style-name="T1"><text:s/>[19,] <text:s text:c="3"/>4 <text:s text:c="3"/>1 <text:s text:c="3"/>2 <text:s text:c="3"/>3 <text:s text:c="3"/>0 <text:s text:c="3"/>1 <text:s text:c="3"/>0 <text:s text:c="3"/>0</text:span></text:p>
      <text:p text:style-name="P1"><text:span text:style-name="T1"><text:s/>[20,] <text:s text:c="3"/>4 <text:s text:c="3"/>1 <text:s text:c="3"/>3 <text:s text:c="3"/>2 <text:s text:c="3"/>0 <text:s text:c="3"/>0 <text:s text:c="3"/>0 <text:s text:c="3"/>0</text:span></text:p>
      <text:p text:style-name="P1"><text:span text:style-name="T1"><text:s/>[21,] <text:s text:c="3"/>4 <text:s text:c="3"/>1 <text:s text:c="3"/>3 <text:s text:c="3"/>2 <text:s text:c="3"/>0 <text:s text:c="3"/>0 <text:s text:c="3"/>0 <text:s text:c="3"/>1</text:span></text:p>
      <text:p text:style-name="P1"><text:span text:style-name="T1"><text:s/>[22,] <text:s text:c="3"/>4 <text:s text:c="3"/>1 <text:s text:c="3"/>3 <text:s text:c="3"/>2 <text:s text:c="3"/>0 <text:s text:c="3"/>0 <text:s text:c="3"/>0 <text:s text:c="3"/>2</text:span></text:p>
      <text:p text:style-name="P1"><text:span text:style-name="T1"><text:s/>[23,] <text:s text:c="3"/>4 <text:s text:c="3"/>1 <text:s text:c="3"/>3 <text:s text:c="3"/>2 <text:s text:c="3"/>0 <text:s text:c="3"/>1 <text:s text:c="3"/>0 <text:s text:c="3"/>0</text:span></text:p>
      <text:p text:style-name="P1"><text:span text:style-name="T1"><text:s/>[24,] <text:s text:c="3"/>4 <text:s text:c="3"/>1 <text:s text:c="3"/>3 <text:s text:c="3"/>2 <text:s text:c="3"/>0 <text:s text:c="3"/>1 <text:s text:c="3"/>0 <text:s text:c="3"/>1</text:span></text:p>
      <text:p text:style-name="P1"><text:span text:style-name="T1"><text:s/>[25,] <text:s text:c="3"/>4 <text:s text:c="3"/>1 <text:s text:c="3"/>3 <text:s text:c="3"/>2 <text:s text:c="3"/>0 <text:s text:c="3"/>1 <text:s text:c="3"/>0 <text:s text:c="3"/>2</text:span></text:p>
      <text:p text:style-name="P1"><text:span text:style-name="T1"><text:s/>[26,] <text:s text:c="3"/>2 <text:s text:c="3"/>1 <text:s text:c="3"/>3 <text:s text:c="3"/>3 <text:s text:c="3"/>0 <text:s text:c="3"/>0 <text:s text:c="3"/>0 <text:s text:c="3"/>0</text:span></text:p>
      <text:p text:style-name="P1"><text:span text:style-name="T1"><text:s/>[27,] <text:s text:c="3"/>2 <text:s text:c="3"/>1 <text:s text:c="3"/>3 <text:s text:c="3"/>3 <text:s text:c="3"/>0 <text:s text:c="3"/>1 <text:s text:c="3"/>0 <text:s text:c="3"/>0</text:span></text:p>
      <text:p text:style-name="P1"><text:span text:style-name="T1"><text:s/>[28,] <text:s text:c="3"/>3 <text:s text:c="3"/>1 <text:s text:c="3"/>3 <text:s text:c="3"/>2 <text:s text:c="3"/>0 <text:s text:c="3"/>0 <text:s text:c="3"/>0 <text:s text:c="3"/>0</text:span></text:p>
      <text:p text:style-name="P1"><text:span text:style-name="T1"><text:s/>[29,] <text:s text:c="3"/>3 <text:s text:c="3"/>1 <text:s text:c="3"/>3 <text:s text:c="3"/>2 <text:s text:c="3"/>0 <text:s text:c="3"/>0 <text:s text:c="3"/>0 <text:s text:c="3"/>1</text:span></text:p>
      <text:p text:style-name="P1"><text:span text:style-name="T1"><text:s/>[30,] <text:s text:c="3"/>3 <text:s text:c="3"/>1 <text:s text:c="3"/>3 <text:s text:c="3"/>2 <text:s text:c="3"/>0 <text:s text:c="3"/>0 <text:s text:c="3"/>0 <text:s text:c="3"/>2</text:span></text:p>
      <text:p text:style-name="P1"><text:span text:style-name="T1"><text:s/>[31,] <text:s text:c="3"/>3 <text:s text:c="3"/>1 <text:s text:c="3"/>3 <text:s text:c="3"/>2 <text:s text:c="3"/>0 <text:s text:c="3"/>1 <text:s text:c="3"/>0 <text:s text:c="3"/>0</text:span></text:p>
      <text:p text:style-name="P1"><text:span text:style-name="T1"><text:s/>[32,] <text:s text:c="3"/>3 <text:s text:c="3"/>1 <text:s text:c="3"/>3 <text:s text:c="3"/>2 <text:s text:c="3"/>0 <text:s text:c="3"/>1 <text:s text:c="3"/>0 <text:s text:c="3"/>1</text:span></text:p>
      <text:p text:style-name="P1"><text:span text:style-name="T1"><text:s/>[33,] <text:s text:c="3"/>3 <text:s text:c="3"/>1 <text:s text:c="3"/>3 <text:s text:c="3"/>2 <text:s text:c="3"/>0 <text:s text:c="3"/>1 <text:s text:c="3"/>0 <text:s text:c="3"/>2</text:span></text:p>
      <text:p text:style-name="P1"><text:span text:style-name="T1"><text:s/>[34,] <text:s text:c="3"/>3 <text:s text:c="3"/>1 <text:s text:c="3"/>2 <text:s text:c="3"/>3 <text:s text:c="3"/>0 <text:s text:c="3"/>0 <text:s text:c="3"/>0 <text:s text:c="3"/>0</text:span></text:p>
      <text:p text:style-name="P1"><text:span text:style-name="T1"><text:s/>[35,] <text:s text:c="3"/>3 <text:s text:c="3"/>1 <text:s text:c="3"/>2 <text:s text:c="3"/>3 <text:s text:c="3"/>0 <text:s text:c="3"/>1 <text:s text:c="3"/>0 <text:s text:c="3"/>0</text:span></text:p>
      <text:p text:style-name="P1"><text:span text:style-name="T1"><text:s/>[36,] <text:s text:c="3"/>4 <text:s text:c="3"/>1 <text:s text:c="3"/>3 <text:s text:c="3"/>3 <text:s text:c="3"/>0 <text:s text:c="3"/>0 <text:s text:c="3"/>0 <text:s text:c="3"/>0</text:span></text:p>
      <text:p text:style-name="P1"><text:span text:style-name="T1"><text:s/>[37,] <text:s text:c="3"/>4 <text:s text:c="3"/>1 <text:s text:c="3"/>3 <text:s text:c="3"/>3 <text:s text:c="3"/>0 <text:s text:c="3"/>1 <text:s text:c="3"/>0 <text:s text:c="3"/>0</text:span></text:p>
      <text:p text:style-name="P1"><text:span text:style-name="T1"><text:s/>[38,] <text:s text:c="3"/>3 <text:s text:c="3"/>1 <text:s text:c="3"/>3 <text:s text:c="3"/>3 <text:s text:c="3"/>0 <text:s text:c="3"/>0 <text:s text:c="3"/>0 <text:s text:c="3"/>0</text:span></text:p>
      <text:p text:style-name="P1"><text:span text:style-name="T1"><text:s/>[39,] <text:s text:c="3"/>3 <text:s text:c="3"/>1 <text:s text:c="3"/>3 <text:s text:c="3"/>3 <text:s text:c="3"/>0 <text:s text:c="3"/>1 <text:s text:c="3"/>0 <text:s text:c="3"/>0</text:span></text:p>
      <text:p text:style-name="P1"><text:span text:style-name="T1"><text:s/>[40,] <text:s text:c="3"/>4 <text:s text:c="3"/>2 <text:s text:c="3"/>1 <text:s text:c="3"/>3 <text:s text:c="3"/>0 <text:s text:c="3"/>0 <text:s text:c="3"/>0 <text:s text:c="3"/>0</text:span></text:p>
      <text:p text:style-name="P1"><text:span text:style-name="T1"><text:s/>[41,] <text:s text:c="3"/>4 <text:s text:c="3"/>2 <text:s text:c="3"/>1 <text:s text:c="3"/>3 <text:s text:c="3"/>0 <text:s text:c="3"/>1 <text:s text:c="3"/>0 <text:s text:c="3"/>0</text:span></text:p>
      <text:p text:style-name="P1"><text:span text:style-name="T1"><text:s/>[42,] <text:s text:c="3"/>4 <text:s text:c="3"/>3 <text:s text:c="3"/>1 <text:s text:c="3"/>2 <text:s text:c="3"/>0 <text:s text:c="3"/>0 <text:s text:c="3"/>0 <text:s text:c="3"/>0</text:span></text:p>
      <text:p text:style-name="P1"><text:span text:style-name="T1"><text:s/>[43,] <text:s text:c="3"/>4 <text:s text:c="3"/>3 <text:s text:c="3"/>1 <text:s text:c="3"/>2 <text:s text:c="3"/>0 <text:s text:c="3"/>0 <text:s text:c="3"/>0 <text:s text:c="3"/>1</text:span></text:p>
      <text:p text:style-name="P1"><text:span text:style-name="T1"><text:s/>[44,] <text:s text:c="3"/>4 <text:s text:c="3"/>3 <text:s text:c="3"/>1 <text:s text:c="3"/>2 <text:s text:c="3"/>0 <text:s text:c="3"/>0 <text:s text:c="3"/>0 <text:s text:c="3"/>2</text:span></text:p>
      <text:p text:style-name="P1"><text:span text:style-name="T1"><text:s/>[45,] <text:s text:c="3"/>4 <text:s text:c="3"/>3 <text:s text:c="3"/>1 <text:s text:c="3"/>2 <text:s text:c="3"/>0 <text:s text:c="3"/>1 <text:s text:c="3"/>0 <text:s text:c="3"/>0</text:span></text:p>
      <text:p text:style-name="P1"><text:span text:style-name="T1"><text:s/>[46,] <text:s text:c="3"/>4 <text:s text:c="3"/>3 <text:s text:c="3"/>1 <text:s text:c="3"/>2 <text:s text:c="3"/>0 <text:s text:c="3"/>1 <text:s text:c="3"/>0 <text:s text:c="3"/>1</text:span></text:p>
      <text:p text:style-name="P1"><text:span text:style-name="T1"><text:s/>[47,] <text:s text:c="3"/>4 <text:s text:c="3"/>3 <text:s text:c="3"/>1 <text:s text:c="3"/>2 <text:s text:c="3"/>0 <text:s text:c="3"/>1 <text:s text:c="3"/>0 <text:s text:c="3"/>2</text:span></text:p>
      <text:p text:style-name="P1"><text:span text:style-name="T1"><text:s/>[48,] <text:s text:c="3"/>2 <text:s text:c="3"/>4 <text:s text:c="3"/>1 <text:s text:c="3"/>3 <text:s text:c="3"/>0 <text:s text:c="3"/>0 <text:s text:c="3"/>0 <text:s text:c="3"/>0</text:span></text:p>
      <text:p text:style-name="P1"><text:span text:style-name="T1"><text:s/>[49,] <text:s text:c="3"/>3 <text:s text:c="3"/>4 <text:s text:c="3"/>1 <text:s text:c="3"/>2 <text:s text:c="3"/>0 <text:s text:c="3"/>0 <text:s text:c="3"/>0 <text:s text:c="3"/>0</text:span></text:p>
      <text:p text:style-name="P1"><text:span text:style-name="T1"><text:s/>[50,] <text:s text:c="3"/>3 <text:s text:c="3"/>4 <text:s text:c="3"/>1 <text:s text:c="3"/>2 <text:s text:c="3"/>0 <text:s text:c="3"/>0 <text:s text:c="3"/>0 <text:s text:c="3"/>1</text:span></text:p>
      <text:p text:style-name="P1"><text:span text:style-name="T1"><text:s/>[51,] <text:s text:c="3"/>3 <text:s text:c="3"/>4 <text:s text:c="3"/>1 <text:s text:c="3"/>2 <text:s text:c="3"/>0 <text:s text:c="3"/>0 <text:s text:c="3"/>0 <text:s text:c="3"/>2</text:span></text:p>
      <text:p text:style-name="P1"><text:span text:style-name="T1"><text:s/>[52,] <text:s text:c="3"/>2 <text:s text:c="3"/>3 <text:s text:c="3"/>1 <text:s text:c="3"/>3 <text:s text:c="3"/>0 <text:s text:c="3"/>0 <text:s text:c="3"/>0 <text:s text:c="3"/>0</text:span></text:p>
      <text:p text:style-name="P1"><text:span text:style-name="T1"><text:s/>[53,] <text:s text:c="3"/>2 <text:s text:c="3"/>3 <text:s text:c="3"/>1 <text:s text:c="3"/>3 <text:s text:c="3"/>0 <text:s text:c="3"/>1 <text:s text:c="3"/>0 <text:s text:c="3"/>0</text:span></text:p>
      <text:p text:style-name="P1"><text:span text:style-name="T1"><text:s/>[54,] <text:s text:c="3"/>3 <text:s text:c="3"/>2 <text:s text:c="3"/>1 <text:s text:c="3"/>3 <text:s text:c="3"/>0 <text:s text:c="3"/>0 <text:s text:c="3"/>0 <text:s text:c="3"/>0</text:span></text:p>
      <text:p text:style-name="P1"><text:span text:style-name="T1"><text:s/>[55,] <text:s text:c="3"/>3 <text:s text:c="3"/>2 <text:s text:c="3"/>1 <text:s text:c="3"/>3 <text:s text:c="3"/>0 <text:s text:c="3"/>1 <text:s text:c="3"/>0 <text:s text:c="3"/>0</text:span></text:p>
      <text:p text:style-name="P1"><text:span text:style-name="T1"><text:s/>[56,] <text:s text:c="3"/>4 <text:s text:c="3"/>4 <text:s text:c="3"/>1 <text:s text:c="3"/>2 <text:s text:c="3"/>0 <text:s text:c="3"/>0 <text:s text:c="3"/>0 <text:s text:c="3"/>0</text:span></text:p>
      <text:p text:style-name="P1"><text:span text:style-name="T1"><text:s/>[57,] <text:s text:c="3"/>4 <text:s text:c="3"/>4 <text:s text:c="3"/>1 <text:s text:c="3"/>2 <text:s text:c="3"/>0 <text:s text:c="3"/>0 <text:s text:c="3"/>0 <text:s text:c="3"/>1</text:span></text:p>
      <text:p text:style-name="P1"><text:span text:style-name="T1"><text:s/>[58,] <text:s text:c="3"/>4 <text:s text:c="3"/>4 <text:s text:c="3"/>1 <text:s text:c="3"/>2 <text:s text:c="3"/>0 <text:s text:c="3"/>0 <text:s text:c="3"/>0 <text:s text:c="3"/>2</text:span></text:p>
      <text:p text:style-name="P1"><text:span text:style-name="T1"><text:s/>[59,] <text:s text:c="3"/>4 <text:s text:c="3"/>4 <text:s text:c="3"/>1 <text:s text:c="3"/>3 <text:s text:c="3"/>0 <text:s text:c="3"/>0 <text:s text:c="3"/>0 <text:s text:c="3"/>0</text:span></text:p>
      <text:p text:style-name="P1"><text:span text:style-name="T1"><text:s/>[60,] <text:s text:c="3"/>4 <text:s text:c="3"/>3 <text:s text:c="3"/>1 <text:s text:c="3"/>3 <text:s text:c="3"/>0 <text:s text:c="3"/>0 <text:s text:c="3"/>0 <text:s text:c="3"/>0</text:span></text:p>
      <text:p text:style-name="P1"><text:span text:style-name="T1"><text:s/>[61,] <text:s text:c="3"/>4 <text:s text:c="3"/>3 <text:s text:c="3"/>1 <text:s text:c="3"/>3 <text:s text:c="3"/>0 <text:s text:c="3"/>1 <text:s text:c="3"/>0 <text:s text:c="3"/>0</text:span></text:p>
      <text:p text:style-name="P1"><text:soft-page-break/><text:span text:style-name="T1"><text:s/>[62,] <text:s text:c="3"/>3 <text:s text:c="3"/>4 <text:s text:c="3"/>1 <text:s text:c="3"/>3 <text:s text:c="3"/>0 <text:s text:c="3"/>0 <text:s text:c="3"/>0 <text:s text:c="3"/>0</text:span></text:p>
      <text:p text:style-name="P1"><text:span text:style-name="T1"><text:s/>[63,] <text:s text:c="3"/>4 <text:s text:c="3"/>2 <text:s text:c="3"/>3 <text:s text:c="3"/>1 <text:s text:c="3"/>0 <text:s text:c="3"/>0 <text:s text:c="3"/>0 <text:s text:c="3"/>0</text:span></text:p>
      <text:p text:style-name="P1"><text:span text:style-name="T1"><text:s/>[64,] <text:s text:c="3"/>4 <text:s text:c="3"/>2 <text:s text:c="3"/>3 <text:s text:c="3"/>1 <text:s text:c="3"/>0 <text:s text:c="3"/>0 <text:s text:c="3"/>0 <text:s text:c="3"/>1</text:span></text:p>
      <text:p text:style-name="P1"><text:span text:style-name="T1"><text:s/>[65,] <text:s text:c="3"/>4 <text:s text:c="3"/>2 <text:s text:c="3"/>3 <text:s text:c="3"/>1 <text:s text:c="3"/>0 <text:s text:c="3"/>0 <text:s text:c="3"/>0 <text:s text:c="3"/>2</text:span></text:p>
      <text:p text:style-name="P1"><text:span text:style-name="T1"><text:s/>[66,] <text:s text:c="3"/>4 <text:s text:c="3"/>2 <text:s text:c="3"/>3 <text:s text:c="3"/>1 <text:s text:c="3"/>0 <text:s text:c="3"/>1 <text:s text:c="3"/>0 <text:s text:c="3"/>0</text:span></text:p>
      <text:p text:style-name="P1"><text:span text:style-name="T1"><text:s/>[67,] <text:s text:c="3"/>4 <text:s text:c="3"/>2 <text:s text:c="3"/>3 <text:s text:c="3"/>1 <text:s text:c="3"/>0 <text:s text:c="3"/>1 <text:s text:c="3"/>0 <text:s text:c="3"/>1</text:span></text:p>
      <text:p text:style-name="P1"><text:span text:style-name="T1"><text:s/>[68,] <text:s text:c="3"/>4 <text:s text:c="3"/>2 <text:s text:c="3"/>3 <text:s text:c="3"/>1 <text:s text:c="3"/>0 <text:s text:c="3"/>1 <text:s text:c="3"/>0 <text:s text:c="3"/>2</text:span></text:p>
      <text:p text:style-name="P1"><text:span text:style-name="T1"><text:s/>[69,] <text:s text:c="3"/>4 <text:s text:c="3"/>3 <text:s text:c="3"/>2 <text:s text:c="3"/>1 <text:s text:c="3"/>0 <text:s text:c="3"/>0 <text:s text:c="3"/>0 <text:s text:c="3"/>0</text:span></text:p>
      <text:p text:style-name="P1"><text:span text:style-name="T1"><text:s/>[70,] <text:s text:c="3"/>4 <text:s text:c="3"/>3 <text:s text:c="3"/>2 <text:s text:c="3"/>1 <text:s text:c="3"/>0 <text:s text:c="3"/>0 <text:s text:c="3"/>0 <text:s text:c="3"/>1</text:span></text:p>
      <text:p text:style-name="P1"><text:span text:style-name="T1"><text:s/>[71,] <text:s text:c="3"/>4 <text:s text:c="3"/>3 <text:s text:c="3"/>2 <text:s text:c="3"/>1 <text:s text:c="3"/>0 <text:s text:c="3"/>0 <text:s text:c="3"/>0 <text:s text:c="3"/>2</text:span></text:p>
      <text:p text:style-name="P1"><text:span text:style-name="T1"><text:s/>[72,] <text:s text:c="3"/>4 <text:s text:c="3"/>3 <text:s text:c="3"/>2 <text:s text:c="3"/>1 <text:s text:c="3"/>0 <text:s text:c="3"/>1 <text:s text:c="3"/>0 <text:s text:c="3"/>0</text:span></text:p>
      <text:p text:style-name="P1"><text:span text:style-name="T1"><text:s/>[73,] <text:s text:c="3"/>4 <text:s text:c="3"/>3 <text:s text:c="3"/>2 <text:s text:c="3"/>1 <text:s text:c="3"/>0 <text:s text:c="3"/>1 <text:s text:c="3"/>0 <text:s text:c="3"/>1</text:span></text:p>
      <text:p text:style-name="P1"><text:span text:style-name="T1"><text:s/>[74,] <text:s text:c="3"/>4 <text:s text:c="3"/>3 <text:s text:c="3"/>2 <text:s text:c="3"/>1 <text:s text:c="3"/>0 <text:s text:c="3"/>1 <text:s text:c="3"/>0 <text:s text:c="3"/>2</text:span></text:p>
      <text:p text:style-name="P1"><text:span text:style-name="T1"><text:s/>[75,] <text:s text:c="3"/>2 <text:s text:c="3"/>4 <text:s text:c="3"/>3 <text:s text:c="3"/>1 <text:s text:c="3"/>0 <text:s text:c="3"/>0 <text:s text:c="3"/>0 <text:s text:c="3"/>0</text:span></text:p>
      <text:p text:style-name="P1"><text:span text:style-name="T1"><text:s/>[76,] <text:s text:c="3"/>2 <text:s text:c="3"/>4 <text:s text:c="3"/>3 <text:s text:c="3"/>1 <text:s text:c="3"/>0 <text:s text:c="3"/>0 <text:s text:c="3"/>0 <text:s text:c="3"/>1</text:span></text:p>
      <text:p text:style-name="P1"><text:span text:style-name="T1"><text:s/>[77,] <text:s text:c="3"/>2 <text:s text:c="3"/>4 <text:s text:c="3"/>3 <text:s text:c="3"/>1 <text:s text:c="3"/>0 <text:s text:c="3"/>0 <text:s text:c="3"/>0 <text:s text:c="3"/>2</text:span></text:p>
      <text:p text:style-name="P1"><text:span text:style-name="T1"><text:s/>[78,] <text:s text:c="3"/>3 <text:s text:c="3"/>4 <text:s text:c="3"/>2 <text:s text:c="3"/>1 <text:s text:c="3"/>0 <text:s text:c="3"/>0 <text:s text:c="3"/>0 <text:s text:c="3"/>0</text:span></text:p>
      <text:p text:style-name="P1"><text:span text:style-name="T1"><text:s/>[79,] <text:s text:c="3"/>3 <text:s text:c="3"/>4 <text:s text:c="3"/>2 <text:s text:c="3"/>1 <text:s text:c="3"/>0 <text:s text:c="3"/>0 <text:s text:c="3"/>0 <text:s text:c="3"/>1</text:span></text:p>
      <text:p text:style-name="P1"><text:span text:style-name="T1"><text:s/>[80,] <text:s text:c="3"/>3 <text:s text:c="3"/>4 <text:s text:c="3"/>2 <text:s text:c="3"/>1 <text:s text:c="3"/>0 <text:s text:c="3"/>0 <text:s text:c="3"/>0 <text:s text:c="3"/>2</text:span></text:p>
      <text:p text:style-name="P1"><text:span text:style-name="T1"><text:s/>[81,] <text:s text:c="3"/>2 <text:s text:c="3"/>3 <text:s text:c="3"/>3 <text:s text:c="3"/>1 <text:s text:c="3"/>0 <text:s text:c="3"/>0 <text:s text:c="3"/>0 <text:s text:c="3"/>0</text:span></text:p>
      <text:p text:style-name="P1"><text:span text:style-name="T1"><text:s/>[82,] <text:s text:c="3"/>2 <text:s text:c="3"/>3 <text:s text:c="3"/>3 <text:s text:c="3"/>1 <text:s text:c="3"/>0 <text:s text:c="3"/>0 <text:s text:c="3"/>0 <text:s text:c="3"/>1</text:span></text:p>
      <text:p text:style-name="P1"><text:span text:style-name="T1"><text:s/>[83,] <text:s text:c="3"/>2 <text:s text:c="3"/>3 <text:s text:c="3"/>3 <text:s text:c="3"/>1 <text:s text:c="3"/>0 <text:s text:c="3"/>0 <text:s text:c="3"/>0 <text:s text:c="3"/>2</text:span></text:p>
      <text:p text:style-name="P1"><text:span text:style-name="T1"><text:s/>[84,] <text:s text:c="3"/>2 <text:s text:c="3"/>3 <text:s text:c="3"/>3 <text:s text:c="3"/>1 <text:s text:c="3"/>0 <text:s text:c="3"/>1 <text:s text:c="3"/>0 <text:s text:c="3"/>0</text:span></text:p>
      <text:p text:style-name="P1"><text:span text:style-name="T1"><text:s/>[85,] <text:s text:c="3"/>2 <text:s text:c="3"/>3 <text:s text:c="3"/>3 <text:s text:c="3"/>1 <text:s text:c="3"/>0 <text:s text:c="3"/>1 <text:s text:c="3"/>0 <text:s text:c="3"/>1</text:span></text:p>
      <text:p text:style-name="P1"><text:span text:style-name="T1"><text:s/>[86,] <text:s text:c="3"/>2 <text:s text:c="3"/>3 <text:s text:c="3"/>3 <text:s text:c="3"/>1 <text:s text:c="3"/>0 <text:s text:c="3"/>1 <text:s text:c="3"/>0 <text:s text:c="3"/>2</text:span></text:p>
      <text:p text:style-name="P1"><text:span text:style-name="T1"><text:s/>[87,] <text:s text:c="3"/>3 <text:s text:c="3"/>2 <text:s text:c="3"/>3 <text:s text:c="3"/>1 <text:s text:c="3"/>0 <text:s text:c="3"/>0 <text:s text:c="3"/>0 <text:s text:c="3"/>0</text:span></text:p>
      <text:p text:style-name="P1"><text:span text:style-name="T1"><text:s/>[88,] <text:s text:c="3"/>3 <text:s text:c="3"/>2 <text:s text:c="3"/>3 <text:s text:c="3"/>1 <text:s text:c="3"/>0 <text:s text:c="3"/>0 <text:s text:c="3"/>0 <text:s text:c="3"/>1</text:span></text:p>
      <text:p text:style-name="P1"><text:span text:style-name="T1"><text:s/>[89,] <text:s text:c="3"/>3 <text:s text:c="3"/>2 <text:s text:c="3"/>3 <text:s text:c="3"/>1 <text:s text:c="3"/>0 <text:s text:c="3"/>0 <text:s text:c="3"/>0 <text:s text:c="3"/>2</text:span></text:p>
      <text:p text:style-name="P1"><text:span text:style-name="T1"><text:s/>[90,] <text:s text:c="3"/>3 <text:s text:c="3"/>2 <text:s text:c="3"/>3 <text:s text:c="3"/>1 <text:s text:c="3"/>0 <text:s text:c="3"/>1 <text:s text:c="3"/>0 <text:s text:c="3"/>0</text:span></text:p>
      <text:p text:style-name="P1"><text:span text:style-name="T1"><text:s/>[91,] <text:s text:c="3"/>3 <text:s text:c="3"/>2 <text:s text:c="3"/>3 <text:s text:c="3"/>1 <text:s text:c="3"/>0 <text:s text:c="3"/>1 <text:s text:c="3"/>0 <text:s text:c="3"/>1</text:span></text:p>
      <text:p text:style-name="P1"><text:span text:style-name="T1"><text:s/>[92,] <text:s text:c="3"/>3 <text:s text:c="3"/>2 <text:s text:c="3"/>3 <text:s text:c="3"/>1 <text:s text:c="3"/>0 <text:s text:c="3"/>1 <text:s text:c="3"/>0 <text:s text:c="3"/>2</text:span></text:p>
      <text:p text:style-name="P1"><text:span text:style-name="T1"><text:s/>[93,] <text:s text:c="3"/>4 <text:s text:c="3"/>4 <text:s text:c="3"/>2 <text:s text:c="3"/>1 <text:s text:c="3"/>0 <text:s text:c="3"/>0 <text:s text:c="3"/>0 <text:s text:c="3"/>0</text:span></text:p>
      <text:p text:style-name="P1"><text:span text:style-name="T1"><text:s/>[94,] <text:s text:c="3"/>4 <text:s text:c="3"/>4 <text:s text:c="3"/>2 <text:s text:c="3"/>1 <text:s text:c="3"/>0 <text:s text:c="3"/>0 <text:s text:c="3"/>0 <text:s text:c="3"/>1</text:span></text:p>
      <text:p text:style-name="P1"><text:span text:style-name="T1"><text:s/>[95,] <text:s text:c="3"/>4 <text:s text:c="3"/>4 <text:s text:c="3"/>2 <text:s text:c="3"/>1 <text:s text:c="3"/>0 <text:s text:c="3"/>0 <text:s text:c="3"/>0 <text:s text:c="3"/>2</text:span></text:p>
      <text:p text:style-name="P1"><text:span text:style-name="T1"><text:s/>[96,] <text:s text:c="3"/>4 <text:s text:c="3"/>4 <text:s text:c="3"/>3 <text:s text:c="3"/>1 <text:s text:c="3"/>0 <text:s text:c="3"/>0 <text:s text:c="3"/>0 <text:s text:c="3"/>0</text:span></text:p>
      <text:p text:style-name="P1"><text:span text:style-name="T1"><text:s/>[97,] <text:s text:c="3"/>4 <text:s text:c="3"/>4 <text:s text:c="3"/>3 <text:s text:c="3"/>1 <text:s text:c="3"/>0 <text:s text:c="3"/>0 <text:s text:c="3"/>0 <text:s text:c="3"/>1</text:span></text:p>
      <text:p text:style-name="P1"><text:span text:style-name="T1"><text:s/>[98,] <text:s text:c="3"/>4 <text:s text:c="3"/>4 <text:s text:c="3"/>3 <text:s text:c="3"/>1 <text:s text:c="3"/>0 <text:s text:c="3"/>0 <text:s text:c="3"/>0 <text:s text:c="3"/>2</text:span></text:p>
      <text:p text:style-name="P1"><text:span text:style-name="T1"><text:s/>[99,] <text:s text:c="3"/>4 <text:s text:c="3"/>3 <text:s text:c="3"/>3 <text:s text:c="3"/>1 <text:s text:c="3"/>0 <text:s text:c="3"/>0 <text:s text:c="3"/>0 <text:s text:c="3"/>0</text:span></text:p>
      <text:p text:style-name="P1"><text:span text:style-name="T1">[100,] <text:s text:c="3"/>4 <text:s text:c="3"/>3 <text:s text:c="3"/>3 <text:s text:c="3"/>1 <text:s text:c="3"/>0 <text:s text:c="3"/>0 <text:s text:c="3"/>0 <text:s text:c="3"/>1</text:span></text:p>
      <text:p text:style-name="P1"><text:span text:style-name="T1">[101,] <text:s text:c="3"/>4 <text:s text:c="3"/>3 <text:s text:c="3"/>3 <text:s text:c="3"/>1 <text:s text:c="3"/>0 <text:s text:c="3"/>0 <text:s text:c="3"/>0 <text:s text:c="3"/>2</text:span></text:p>
      <text:p text:style-name="P1"><text:span text:style-name="T1">[102,] <text:s text:c="3"/>4 <text:s text:c="3"/>3 <text:s text:c="3"/>3 <text:s text:c="3"/>1 <text:s text:c="3"/>0 <text:s text:c="3"/>1 <text:s text:c="3"/>0 <text:s text:c="3"/>0</text:span></text:p>
      <text:p text:style-name="P1"><text:span text:style-name="T1">[103,] <text:s text:c="3"/>4 <text:s text:c="3"/>3 <text:s text:c="3"/>3 <text:s text:c="3"/>1 <text:s text:c="3"/>0 <text:s text:c="3"/>1 <text:s text:c="3"/>0 <text:s text:c="3"/>1</text:span></text:p>
      <text:p text:style-name="P1"><text:span text:style-name="T1">[104,] <text:s text:c="3"/>4 <text:s text:c="3"/>3 <text:s text:c="3"/>3 <text:s text:c="3"/>1 <text:s text:c="3"/>0 <text:s text:c="3"/>1 <text:s text:c="3"/>0 <text:s text:c="3"/>2</text:span></text:p>
      <text:p text:style-name="P1"><text:span text:style-name="T1">[105,] <text:s text:c="3"/>3 <text:s text:c="3"/>4 <text:s text:c="3"/>3 <text:s text:c="3"/>1 <text:s text:c="3"/>0 <text:s text:c="3"/>0 <text:s text:c="3"/>0 <text:s text:c="3"/>0</text:span></text:p>
      <text:p text:style-name="P1"><text:span text:style-name="T1">[106,] <text:s text:c="3"/>3 <text:s text:c="3"/>4 <text:s text:c="3"/>3 <text:s text:c="3"/>1 <text:s text:c="3"/>0 <text:s text:c="3"/>0 <text:s text:c="3"/>0 <text:s text:c="3"/>1</text:span></text:p>
      <text:p text:style-name="P1"><text:span text:style-name="T1">[107,] <text:s text:c="3"/>3 <text:s text:c="3"/>4 <text:s text:c="3"/>3 <text:s text:c="3"/>1 <text:s text:c="3"/>0 <text:s text:c="3"/>0 <text:s text:c="3"/>0 <text:s text:c="3"/>2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bookmark text:name="rstudio_console_output"/><text:soft-page-break/>[[1]]</text:p>
      <text:p text:style-name="P4">[1] 2</text:p>
      <text:p text:style-name="P3"/>
      <text:p text:style-name="P4">[[2]]</text:p>
      <text:p text:style-name="P4">[1] 2</text:p>
      <text:p text:style-name="P3"/>
      <text:p text:style-name="P4">[[3]]</text:p>
      <text:p text:style-name="P4">[1] 2</text:p>
      <text:p text:style-name="P3"/>
      <text:p text:style-name="P4">[[4]]</text:p>
      <text:p text:style-name="P4">[1] 4</text:p>
      <text:p text:style-name="P3"/>
      <text:p text:style-name="P4">[[5]]</text:p>
      <text:p text:style-name="P4">[1] 2</text:p>
      <text:p text:style-name="P3"/>
      <text:p text:style-name="P4">[[6]]</text:p>
      <text:p text:style-name="P4">[1] 2</text:p>
      <text:p text:style-name="P3"/>
      <text:p text:style-name="P4">[[7]]</text:p>
      <text:p text:style-name="P4">[1] 2</text:p>
      <text:p text:style-name="P3"/>
      <text:p text:style-name="P4">[[8]]</text:p>
      <text:p text:style-name="P4">[1] 2</text:p>
      <text:p text:style-name="P3"/>
      <text:p text:style-name="P4">[[9]]</text:p>
      <text:p text:style-name="P4">[1] 4</text:p>
      <text:p text:style-name="P3"/>
      <text:p text:style-name="P4">[[10]]</text:p>
      <text:p text:style-name="P4">[1] 2</text:p>
      <text:p text:style-name="P3"/>
      <text:p text:style-name="P4">[[11]]</text:p>
      <text:p text:style-name="P4">[1] 2</text:p>
      <text:p text:style-name="P3"/>
      <text:p text:style-name="P4">[[12]]</text:p>
      <text:p text:style-name="P4">[1] 2</text:p>
      <text:p text:style-name="P3"/>
      <text:p text:style-name="P4">[[13]]</text:p>
      <text:p text:style-name="P4">[1] 2</text:p>
      <text:p text:style-name="P3"/>
      <text:p text:style-name="P4">[[14]]</text:p>
      <text:p text:style-name="P4">[1] 2</text:p>
      <text:p text:style-name="P3"/>
      <text:p text:style-name="P4">[[15]]</text:p>
      <text:p text:style-name="P4">[1] 2</text:p>
      <text:p text:style-name="P3"/>
      <text:p text:style-name="P4">[[16]]</text:p>
      <text:p text:style-name="P4">[1] 2</text:p>
      <text:p text:style-name="P3"/>
      <text:p text:style-name="P4">[[17]]</text:p>
      <text:p text:style-name="P4">[1] 2</text:p>
      <text:p text:style-name="P3"/>
      <text:p text:style-name="P4">[[18]]</text:p>
      <text:p text:style-name="P4">[1] 2</text:p>
      <text:p text:style-name="P3"/>
      <text:p text:style-name="P4">[[19]]</text:p>
      <text:p text:style-name="P4">[1] 2</text:p>
      <text:p text:style-name="P3"/>
      <text:p text:style-name="P4">[[20]]</text:p>
      <text:p text:style-name="P4">[1] 2</text:p>
      <text:p text:style-name="P3"/>
      <text:p text:style-name="P4">[[21]]</text:p>
      <text:p text:style-name="P4">[1] 2</text:p>
      <text:p text:style-name="P3"/>
      <text:p text:style-name="P4"><text:soft-page-break/>[[22]]</text:p>
      <text:p text:style-name="P4">[1] 2</text:p>
      <text:p text:style-name="P3"/>
      <text:p text:style-name="P4">[[23]]</text:p>
      <text:p text:style-name="P4">[1] 2</text:p>
      <text:p text:style-name="P3"/>
      <text:p text:style-name="P4">[[24]]</text:p>
      <text:p text:style-name="P4">[1] 2</text:p>
      <text:p text:style-name="P3"/>
      <text:p text:style-name="P4">[[25]]</text:p>
      <text:p text:style-name="P4">[1] 2</text:p>
      <text:p text:style-name="P3"/>
      <text:p text:style-name="P4">[[26]]</text:p>
      <text:p text:style-name="P4">[1] 2</text:p>
      <text:p text:style-name="P3"/>
      <text:p text:style-name="P4">[[27]]</text:p>
      <text:p text:style-name="P4">[1] 2</text:p>
      <text:p text:style-name="P3"/>
      <text:p text:style-name="P4">[[28]]</text:p>
      <text:p text:style-name="P4">[1] 2</text:p>
      <text:p text:style-name="P3"/>
      <text:p text:style-name="P4">[[29]]</text:p>
      <text:p text:style-name="P4">[1] 2</text:p>
      <text:p text:style-name="P3"/>
      <text:p text:style-name="P4">[[30]]</text:p>
      <text:p text:style-name="P4">[1] 2</text:p>
      <text:p text:style-name="P3"/>
      <text:p text:style-name="P4">[[31]]</text:p>
      <text:p text:style-name="P4">[1] 2</text:p>
      <text:p text:style-name="P3"/>
      <text:p text:style-name="P4">[[32]]</text:p>
      <text:p text:style-name="P4">[1] 2</text:p>
      <text:p text:style-name="P3"/>
      <text:p text:style-name="P4">[[33]]</text:p>
      <text:p text:style-name="P4">[1] 2</text:p>
      <text:p text:style-name="P3"/>
      <text:p text:style-name="P4">[[34]]</text:p>
      <text:p text:style-name="P4">[1] 2</text:p>
      <text:p text:style-name="P3"/>
      <text:p text:style-name="P4">[[35]]</text:p>
      <text:p text:style-name="P4">[1] 2</text:p>
      <text:p text:style-name="P3"/>
      <text:p text:style-name="P4">[[36]]</text:p>
      <text:p text:style-name="P4">[1] 2</text:p>
      <text:p text:style-name="P3"/>
      <text:p text:style-name="P4">[[37]]</text:p>
      <text:p text:style-name="P4">[1] 2</text:p>
      <text:p text:style-name="P3"/>
      <text:p text:style-name="P4">[[38]]</text:p>
      <text:p text:style-name="P4">[1] 2</text:p>
      <text:p text:style-name="P3"/>
      <text:p text:style-name="P4">[[39]]</text:p>
      <text:p text:style-name="P4">[1] 2</text:p>
      <text:p text:style-name="P3"/>
      <text:p text:style-name="P4">[[40]]</text:p>
      <text:p text:style-name="P4">[1] 4</text:p>
      <text:p text:style-name="P3"/>
      <text:p text:style-name="P4">[[41]]</text:p>
      <text:p text:style-name="P4">[1] 4</text:p>
      <text:p text:style-name="P3"/>
      <text:p text:style-name="P4">[[42]]</text:p>
      <text:p text:style-name="P4">[1] 4</text:p>
      <text:p text:style-name="P3"/>
      <text:p text:style-name="P4"><text:soft-page-break/>[[43]]</text:p>
      <text:p text:style-name="P4">[1] 4</text:p>
      <text:p text:style-name="P3"/>
      <text:p text:style-name="P4">[[44]]</text:p>
      <text:p text:style-name="P4">[1] 4</text:p>
      <text:p text:style-name="P3"/>
      <text:p text:style-name="P4">[[45]]</text:p>
      <text:p text:style-name="P4">[1] 4</text:p>
      <text:p text:style-name="P3"/>
      <text:p text:style-name="P4">[[46]]</text:p>
      <text:p text:style-name="P4">[1] 4</text:p>
      <text:p text:style-name="P3"/>
      <text:p text:style-name="P4">[[47]]</text:p>
      <text:p text:style-name="P4">[1] 4</text:p>
      <text:p text:style-name="P3"/>
      <text:p text:style-name="P4">[[48]]</text:p>
      <text:p text:style-name="P4">[1] 4</text:p>
      <text:p text:style-name="P3"/>
      <text:p text:style-name="P4">[[49]]</text:p>
      <text:p text:style-name="P4">[1] 4</text:p>
      <text:p text:style-name="P3"/>
      <text:p text:style-name="P4">[[50]]</text:p>
      <text:p text:style-name="P4">[1] 4</text:p>
      <text:p text:style-name="P3"/>
      <text:p text:style-name="P4">[[51]]</text:p>
      <text:p text:style-name="P4">[1] 4</text:p>
      <text:p text:style-name="P3"/>
      <text:p text:style-name="P4">[[52]]</text:p>
      <text:p text:style-name="P4">[1] 4</text:p>
      <text:p text:style-name="P3"/>
      <text:p text:style-name="P4">[[53]]</text:p>
      <text:p text:style-name="P4">[1] 4</text:p>
      <text:p text:style-name="P3"/>
      <text:p text:style-name="P4">[[54]]</text:p>
      <text:p text:style-name="P4">[1] 4</text:p>
      <text:p text:style-name="P3"/>
      <text:p text:style-name="P4">[[55]]</text:p>
      <text:p text:style-name="P4">[1] 4</text:p>
      <text:p text:style-name="P3"/>
      <text:p text:style-name="P4">[[56]]</text:p>
      <text:p text:style-name="P4">[1] 4</text:p>
      <text:p text:style-name="P3"/>
      <text:p text:style-name="P4">[[57]]</text:p>
      <text:p text:style-name="P4">[1] 4</text:p>
      <text:p text:style-name="P3"/>
      <text:p text:style-name="P4">[[58]]</text:p>
      <text:p text:style-name="P4">[1] 4</text:p>
      <text:p text:style-name="P3"/>
      <text:p text:style-name="P4">[[59]]</text:p>
      <text:p text:style-name="P4">[1] 4</text:p>
      <text:p text:style-name="P3"/>
      <text:p text:style-name="P4">[[60]]</text:p>
      <text:p text:style-name="P4">[1] 4</text:p>
      <text:p text:style-name="P3"/>
      <text:p text:style-name="P4">[[61]]</text:p>
      <text:p text:style-name="P4">[1] 4</text:p>
      <text:p text:style-name="P3"/>
      <text:p text:style-name="P4">[[62]]</text:p>
      <text:p text:style-name="P4">[1] 4</text:p>
      <text:p text:style-name="P3"/>
      <text:p text:style-name="P4">[[63]]</text:p>
      <text:p text:style-name="P4">[1] 4</text:p>
      <text:p text:style-name="P3"/>
      <text:p text:style-name="P4"><text:soft-page-break/>[[64]]</text:p>
      <text:p text:style-name="P4">[1] 4</text:p>
      <text:p text:style-name="P3"/>
      <text:p text:style-name="P4">[[65]]</text:p>
      <text:p text:style-name="P4">[1] 4</text:p>
      <text:p text:style-name="P3"/>
      <text:p text:style-name="P4">[[66]]</text:p>
      <text:p text:style-name="P4">[1] 4</text:p>
      <text:p text:style-name="P3"/>
      <text:p text:style-name="P4">[[67]]</text:p>
      <text:p text:style-name="P4">[1] 4</text:p>
      <text:p text:style-name="P3"/>
      <text:p text:style-name="P4">[[68]]</text:p>
      <text:p text:style-name="P4">[1] 4</text:p>
      <text:p text:style-name="P3"/>
      <text:p text:style-name="P4">[[69]]</text:p>
      <text:p text:style-name="P4">[1] 4</text:p>
      <text:p text:style-name="P3"/>
      <text:p text:style-name="P4">[[70]]</text:p>
      <text:p text:style-name="P4">[1] 4</text:p>
      <text:p text:style-name="P3"/>
      <text:p text:style-name="P4">[[71]]</text:p>
      <text:p text:style-name="P4">[1] 4</text:p>
      <text:p text:style-name="P3"/>
      <text:p text:style-name="P4">[[72]]</text:p>
      <text:p text:style-name="P4">[1] 4</text:p>
      <text:p text:style-name="P3"/>
      <text:p text:style-name="P4">[[73]]</text:p>
      <text:p text:style-name="P4">[1] 4</text:p>
      <text:p text:style-name="P3"/>
      <text:p text:style-name="P4">[[74]]</text:p>
      <text:p text:style-name="P4">[1] 4</text:p>
      <text:p text:style-name="P3"/>
      <text:p text:style-name="P4">[[75]]</text:p>
      <text:p text:style-name="P4">[1] 4</text:p>
      <text:p text:style-name="P3"/>
      <text:p text:style-name="P4">[[76]]</text:p>
      <text:p text:style-name="P4">[1] 4</text:p>
      <text:p text:style-name="P3"/>
      <text:p text:style-name="P4">[[77]]</text:p>
      <text:p text:style-name="P4">[1] 4</text:p>
      <text:p text:style-name="P3"/>
      <text:p text:style-name="P4">[[78]]</text:p>
      <text:p text:style-name="P4">[1] 4</text:p>
      <text:p text:style-name="P3"/>
      <text:p text:style-name="P4">[[79]]</text:p>
      <text:p text:style-name="P4">[1] 4</text:p>
      <text:p text:style-name="P3"/>
      <text:p text:style-name="P4">[[80]]</text:p>
      <text:p text:style-name="P4">[1] 4</text:p>
      <text:p text:style-name="P3"/>
      <text:p text:style-name="P4">[[81]]</text:p>
      <text:p text:style-name="P4">[1] 4</text:p>
      <text:p text:style-name="P3"/>
      <text:p text:style-name="P4">[[82]]</text:p>
      <text:p text:style-name="P4">[1] 4</text:p>
      <text:p text:style-name="P3"/>
      <text:p text:style-name="P4">[[83]]</text:p>
      <text:p text:style-name="P4">[1] 4</text:p>
      <text:p text:style-name="P3"/>
      <text:p text:style-name="P4">[[84]]</text:p>
      <text:p text:style-name="P4">[1] 4</text:p>
      <text:p text:style-name="P3"/>
      <text:p text:style-name="P4"><text:soft-page-break/>[[85]]</text:p>
      <text:p text:style-name="P4">[1] 4</text:p>
      <text:p text:style-name="P3"/>
      <text:p text:style-name="P4">[[86]]</text:p>
      <text:p text:style-name="P4">[1] 4</text:p>
      <text:p text:style-name="P3"/>
      <text:p text:style-name="P4">[[87]]</text:p>
      <text:p text:style-name="P4">[1] 4</text:p>
      <text:p text:style-name="P3"/>
      <text:p text:style-name="P4">[[88]]</text:p>
      <text:p text:style-name="P4">[1] 4</text:p>
      <text:p text:style-name="P3"/>
      <text:p text:style-name="P4">[[89]]</text:p>
      <text:p text:style-name="P4">[1] 4</text:p>
      <text:p text:style-name="P3"/>
      <text:p text:style-name="P4">[[90]]</text:p>
      <text:p text:style-name="P4">[1] 4</text:p>
      <text:p text:style-name="P3"/>
      <text:p text:style-name="P4">[[91]]</text:p>
      <text:p text:style-name="P4">[1] 4</text:p>
      <text:p text:style-name="P3"/>
      <text:p text:style-name="P4">[[92]]</text:p>
      <text:p text:style-name="P4">[1] 4</text:p>
      <text:p text:style-name="P3"/>
      <text:p text:style-name="P4">[[93]]</text:p>
      <text:p text:style-name="P4">[1] 4</text:p>
      <text:p text:style-name="P3"/>
      <text:p text:style-name="P4">[[94]]</text:p>
      <text:p text:style-name="P4">[1] 4</text:p>
      <text:p text:style-name="P3"/>
      <text:p text:style-name="P4">[[95]]</text:p>
      <text:p text:style-name="P4">[1] 4</text:p>
      <text:p text:style-name="P3"/>
      <text:p text:style-name="P4">[[96]]</text:p>
      <text:p text:style-name="P4">[1] 4</text:p>
      <text:p text:style-name="P3"/>
      <text:p text:style-name="P4">[[97]]</text:p>
      <text:p text:style-name="P4">[1] 4</text:p>
      <text:p text:style-name="P3"/>
      <text:p text:style-name="P4">[[98]]</text:p>
      <text:p text:style-name="P4">[1] 4</text:p>
      <text:p text:style-name="P3"/>
      <text:p text:style-name="P4">[[99]]</text:p>
      <text:p text:style-name="P4">[1] 4</text:p>
      <text:p text:style-name="P3"/>
      <text:p text:style-name="P4">[[100]]</text:p>
      <text:p text:style-name="P4">[1] 4</text:p>
      <text:p text:style-name="P3"/>
      <text:p text:style-name="P4">[[101]]</text:p>
      <text:p text:style-name="P4">[1] 4</text:p>
      <text:p text:style-name="P3"/>
      <text:p text:style-name="P4">[[102]]</text:p>
      <text:p text:style-name="P4">[1] 4</text:p>
      <text:p text:style-name="P3"/>
      <text:p text:style-name="P4">[[103]]</text:p>
      <text:p text:style-name="P4">[1] 4</text:p>
      <text:p text:style-name="P3"/>
      <text:p text:style-name="P4">[[104]]</text:p>
      <text:p text:style-name="P4">[1] 4</text:p>
      <text:p text:style-name="P3"/>
      <text:p text:style-name="P4">[[105]]</text:p>
      <text:p text:style-name="P4">[1] 4</text:p>
      <text:p text:style-name="P3"/>
      <text:p text:style-name="P4"><text:soft-page-break/>[[106]]</text:p>
      <text:p text:style-name="P4">[1] 4</text:p>
      <text:p text:style-name="P3"/>
      <text:p text:style-name="P4">[[107]]</text:p>
      <text:p text:style-name="P4">[1] 4</text:p>
      <text:p text:style-name="P1"><text:span text:style-name="T1"/></text:p>
      <text:p text:style-name="P1"><text:span text:style-name="T1"/></text:p>
      <text:p text:style-name="P5"><text:bookmark text:name="rsGridData"/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7">1</text:p>
          </table:table-cell>
          <table:table-cell table:style-name="Table1.B1" office:value-type="string">
            <text:p text:style-name="P6">6.7632518224608</text:p>
          </table:table-cell>
          <table:table-cell table:style-name="Table1.C1" office:value-type="string">
            <text:p text:style-name="P6">c(1, 2, 1)</text:p>
          </table:table-cell>
          <table:table-cell table:style-name="Table1.D1" office:value-type="string">
            <text:p text:style-name="P6">c(1, 1, 0, 1, 1, 1, 0, 0, 0, 0, 1, 1, 1, 0, 1, 1)</text:p>
          </table:table-cell>
          <table:table-cell table:style-name="Table1.E1" office:value-type="string">
            <text:p text:style-name="P6">c(2.11592391005252, 2.09062031237409, 1.84054323961027, 1.58415433042683)</text:p>
          </table:table-cell>
          <table:table-cell table:style-name="Table1.F1" office:value-type="string">
            <text:p text:style-name="P6">c(0, 1, 0, 2)</text:p>
          </table:table-cell>
          <table:table-cell table:style-name="Table1.G1" office:value-type="string">
            <text:p text:style-name="P6">c(0.0749716372229159, 0.927988036070019, 0.0974151839036494, 0.74245903454721)</text:p>
          </table:table-cell>
          <table:table-cell table:style-name="Table1.H1" office:value-type="string">
            <text:p text:style-name="P6">c(1, 1, 1, 1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59:53.849305955</meta:creation-date>
    <dc:date>2018-05-30T16:56:37.712484804</dc:date>
    <meta:editing-duration>PT46M33S</meta:editing-duration>
    <meta:editing-cycles>1</meta:editing-cycles>
    <meta:document-statistic meta:table-count="1" meta:image-count="0" meta:object-count="0" meta:page-count="8" meta:paragraph-count="330" meta:word-count="1329" meta:character-count="6389" meta:non-whitespace-character-count="2713"/>
    <meta:generator>LibreOffice/5.3.6.1$Linux_X86_64 LibreOffice_project/30$Build-1</meta:generator>
  </office:meta>
</office:document-meta>
</file>